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44e9" officeooo:paragraph-rsid="001044e9"/>
    </style:style>
    <style:style style:name="P2" style:family="paragraph" style:parent-style-name="Standard">
      <style:text-properties officeooo:rsid="00115aa2" officeooo:paragraph-rsid="00115aa2"/>
    </style:style>
    <style:style style:name="P3" style:family="paragraph" style:parent-style-name="Standard">
      <style:text-properties officeooo:rsid="001306eb" officeooo:paragraph-rsid="001306eb"/>
    </style:style>
    <style:style style:name="P4" style:family="paragraph" style:parent-style-name="Standard">
      <style:text-properties officeooo:rsid="0015af9a" officeooo:paragraph-rsid="0015af9a"/>
    </style:style>
    <style:style style:name="P5" style:family="paragraph" style:parent-style-name="Standard">
      <style:text-properties officeooo:rsid="0015af9a" officeooo:paragraph-rsid="0015af9a"/>
    </style:style>
    <style:style style:name="P6" style:family="paragraph" style:parent-style-name="Standard">
      <style:text-properties officeooo:rsid="001701f6" officeooo:paragraph-rsid="001701f6"/>
    </style:style>
    <style:style style:name="P7" style:family="paragraph" style:parent-style-name="Standard">
      <style:text-properties officeooo:rsid="001ab109" officeooo:paragraph-rsid="001ab109"/>
    </style:style>
    <style:style style:name="P8" style:family="paragraph" style:parent-style-name="Standard">
      <style:text-properties officeooo:rsid="001eaf6c" officeooo:paragraph-rsid="001eaf6c"/>
    </style:style>
    <style:style style:name="P9" style:family="paragraph" style:parent-style-name="Standard">
      <style:text-properties officeooo:rsid="002338a0" officeooo:paragraph-rsid="002338a0"/>
    </style:style>
    <style:style style:name="P10" style:family="paragraph" style:parent-style-name="Standard">
      <style:text-properties officeooo:rsid="002574da" officeooo:paragraph-rsid="002574da"/>
    </style:style>
    <style:style style:name="T1" style:family="text">
      <style:text-properties officeooo:rsid="001306eb"/>
    </style:style>
    <style:style style:name="T2" style:family="text">
      <style:text-properties officeooo:rsid="0014eaa0"/>
    </style:style>
    <style:style style:name="T3" style:family="text">
      <style:text-properties officeooo:rsid="001701f6"/>
    </style:style>
    <style:style style:name="T4" style:family="text">
      <style:text-properties officeooo:rsid="0018aa40"/>
    </style:style>
    <style:style style:name="T5" style:family="text">
      <style:text-properties officeooo:rsid="001a9595"/>
    </style:style>
    <style:style style:name="T6" style:family="text">
      <style:text-properties officeooo:rsid="001c1e58"/>
    </style:style>
    <style:style style:name="T7" style:family="text">
      <style:text-properties officeooo:rsid="001c9eb5"/>
    </style:style>
    <style:style style:name="T8" style:family="text">
      <style:text-properties officeooo:rsid="001cb639"/>
    </style:style>
    <style:style style:name="T9" style:family="text">
      <style:text-properties officeooo:rsid="00208d0e"/>
    </style:style>
    <style:style style:name="T10" style:family="text">
      <style:text-properties officeooo:rsid="0021f9d5"/>
    </style:style>
    <style:style style:name="T11" style:family="text">
      <style:text-properties officeooo:rsid="002404ef"/>
    </style:style>
    <style:style style:name="T12" style:family="text">
      <style:text-properties officeooo:rsid="00240ed8"/>
    </style:style>
    <style:style style:name="T13" style:family="text">
      <style:text-properties officeooo:rsid="00275980"/>
    </style:style>
    <style:style style:name="T14" style:family="text">
      <style:text-properties officeooo:rsid="002af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componentes básicos de hardware </text:p>
      <text:p text:style-name="P2">componentes fundamentais do computador </text:p>
      <text:p text:style-name="P2">-<text:span text:style-name="T1">CPU(procesador): </text:span></text:p>
      <text:p text:style-name="P3">cérebro do computador, é quem processa as instruções </text:p>
      <text:p text:style-name="P3">-memória RAM (temporária, volátil)</text:p>
      <text:p text:style-name="P3">-<text:span text:style-name="T2">é usado para que nela o processador processe as instruções, porém, sem energia, as informações são perdidas </text:span></text:p>
      <text:p text:style-name="P3">-<text:span text:style-name="T2">memória persistente(não-volátil, permanente)</text:span></text:p>
      <text:p text:style-name="P3">-<text:span text:style-name="T2">é onde de fato as informações são gravas, e mantém mesmo sem energia (HDD, SSD, pen drive) </text:span></text:p>
      <text:p text:style-name="P3"/>
      <text:p text:style-name="P4">Processador e placa mãe </text:p>
      <text:p text:style-name="P4"/>
      <text:p text:style-name="P6">CPU (processador)</text:p>
      <text:p text:style-name="P4">-<text:span text:style-name="T3">é o cérebro do computador, é ele que executa instruções, e pode executar centenas de bilhões de operações por segundo.</text:span></text:p>
      <text:p text:style-name="P4"/>
      <text:p text:style-name="P6">Placa-mãe </text:p>
      <text:p text:style-name="P6">-<text:span text:style-name="T4">ela é responsável por fornecer a base onde todos os componentes podem se interligar através de seus barramentos </text:span></text:p>
      <text:p text:style-name="P6">-<text:span text:style-name="T5">cada componente tem seu próprio compartimento nela </text:span></text:p>
      <text:p text:style-name="P6"/>
      <text:p text:style-name="P7">memória RAM (temporária, volátil)</text:p>
      <text:p text:style-name="P7">-<text:span text:style-name="T6">é a memória de acesso aleatório, ou memória principal. </text:span></text:p>
      <text:p text:style-name="P7">-<text:span text:style-name="T7">os dados enquanto estão em execução, são mantidos nela para que então o processador execute as instruções </text:span></text:p>
      <text:p text:style-name="P7">-<text:span text:style-name="T8">a CPU precisa da RAM para que possa ter onde ler e executar instruções </text:span></text:p>
      <text:p text:style-name="P7"/>
      <text:p text:style-name="P8">memória secundária(persistente, não volátil)</text:p>
      <text:p text:style-name="P8">-<text:span text:style-name="T9">ela de fato que armazena dados, e mantém mesmo após desligar o computador. </text:span></text:p>
      <text:p text:style-name="P8">-<text:span text:style-name="T9">quando optamos por salvar um arquivo word, o processador faz uma cópia do que está na RAM, para a memória secundária(HD, SSD, pen drive etc…)</text:span></text:p>
      <text:p text:style-name="P8">-<text:span text:style-name="T10">são mais lentos do que a memória RAM </text:span></text:p>
      <text:p text:style-name="P8"/>
      <text:p text:style-name="P9">sistemas de arquivos </text:p>
      <text:p text:style-name="P9">-<text:span text:style-name="T11">cada arquivo tem uma posição na memória, para ficar disponível e acessível </text:span></text:p>
      <text:p text:style-name="P9">-<text:span text:style-name="T11">o sistema de arquivo gerencia este controle </text:span></text:p>
      <text:p text:style-name="P9">-<text:span text:style-name="T12">o sistema de arquivos e pastas, permite realizar ações de CRUD com os arquivos </text:span></text:p>
      <text:p text:style-name="P9"/>
      <text:p text:style-name="P10">microcontroladores <text:span text:style-name="T13">= são mais simples e mais específicos (automação industrial responsável por disparar um alerme, ou medir uma temperaturas), </text:span><text:span text:style-name="T14">é um pequeno computador embutido em um chip</text:span></text:p>
      <text:p text:style-name="P10"/>
      <text:p text:style-name="P10">-<text:span text:style-name="T13">mocroprocessadores (CPU) = mais poderosos, mais amplos em suas funcionalidades</text:span></text:p>
      <text:p text:style-name="P10"/>
      <text:p text:style-name="P9"/>
      <text:p text:style-name="P9"/>
      <text:p text:style-name="P7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7:36:41.093000000</meta:creation-date>
    <dc:date>2024-01-17T15:01:55.106000000</dc:date>
    <meta:editing-duration>PT6H56M41S</meta:editing-duration>
    <meta:editing-cycles>2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9" meta:word-count="279" meta:character-count="1821" meta:non-whitespace-character-count="1551"/>
  </office:meta>
</office:document-meta>
</file>